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a2ca" officeooo:paragraph-rsid="001ca2ca"/>
    </style:style>
    <style:style style:name="P2" style:family="paragraph" style:parent-style-name="Standard">
      <style:text-properties officeooo:rsid="001f48ec" officeooo:paragraph-rsid="001f48ec"/>
    </style:style>
    <style:style style:name="P3" style:family="paragraph" style:parent-style-name="Standard">
      <style:text-properties fo:font-weight="bold" officeooo:rsid="001ca2ca" officeooo:paragraph-rsid="001ca2ca" style:font-weight-asian="bold" style:font-weight-complex="bold"/>
    </style:style>
    <style:style style:name="P4" style:family="paragraph" style:parent-style-name="Standard">
      <style:text-properties fo:font-weight="bold" officeooo:rsid="001fa89f" officeooo:paragraph-rsid="001fa89f" style:font-weight-asian="bold" style:font-weight-complex="bold"/>
    </style:style>
    <style:style style:name="P5" style:family="paragraph" style:parent-style-name="Standard">
      <style:text-properties fo:font-weight="bold" officeooo:rsid="0021e28d" officeooo:paragraph-rsid="0021e28d" style:font-weight-asian="bold" style:font-weight-complex="bold"/>
    </style:style>
    <style:style style:name="P6" style:family="paragraph" style:parent-style-name="Standard">
      <style:text-properties fo:font-weight="bold" officeooo:paragraph-rsid="003059ac" style:font-weight-asian="bold" style:font-weight-complex="bold"/>
    </style:style>
    <style:style style:name="P7" style:family="paragraph" style:parent-style-name="Standard">
      <style:text-properties fo:font-weight="normal" officeooo:rsid="0021e28d" officeooo:paragraph-rsid="0021e28d" style:font-weight-asian="normal" style:font-weight-complex="normal"/>
    </style:style>
    <style:style style:name="P8" style:family="paragraph" style:parent-style-name="Standard">
      <style:text-properties fo:font-weight="normal" officeooo:rsid="0021fce8" officeooo:paragraph-rsid="0021fce8" style:font-weight-asian="normal" style:font-weight-complex="normal"/>
    </style:style>
    <style:style style:name="P9" style:family="paragraph" style:parent-style-name="Standard">
      <style:text-properties fo:font-weight="normal" officeooo:rsid="00263083" officeooo:paragraph-rsid="00263083" style:font-weight-asian="normal" style:font-weight-complex="normal"/>
    </style:style>
    <style:style style:name="P10" style:family="paragraph" style:parent-style-name="Standard">
      <style:text-properties fo:font-weight="normal" officeooo:rsid="002c893b" officeooo:paragraph-rsid="002c893b" style:font-weight-asian="normal" style:font-weight-complex="normal"/>
    </style:style>
    <style:style style:name="P11" style:family="paragraph" style:parent-style-name="Standard">
      <style:text-properties fo:font-weight="normal" officeooo:rsid="003059ac" officeooo:paragraph-rsid="003059ac" style:font-weight-asian="normal" style:font-weight-complex="normal"/>
    </style:style>
    <style:style style:name="P12" style:family="paragraph" style:parent-style-name="Standard">
      <style:text-properties fo:font-weight="normal" officeooo:rsid="00320c5c" officeooo:paragraph-rsid="00320c5c" style:font-weight-asian="normal" style:font-weight-complex="normal"/>
    </style:style>
    <style:style style:name="P13" style:family="paragraph" style:parent-style-name="Standard">
      <style:text-properties officeooo:paragraph-rsid="001fa89f"/>
    </style:style>
    <style:style style:name="P14" style:family="paragraph" style:parent-style-name="Standard">
      <style:text-properties officeooo:paragraph-rsid="001ca2ca"/>
    </style:style>
    <style:style style:name="P15" style:family="paragraph" style:parent-style-name="Preformatted_20_Text" style:list-style-name="L5">
      <style:text-properties fo:font-weight="normal" officeooo:rsid="003b6722" officeooo:paragraph-rsid="003b6722" style:font-weight-asian="normal" style:font-weight-complex="normal"/>
    </style:style>
    <style:style style:name="P16" style:family="paragraph" style:parent-style-name="Standard" style:list-style-name="L1">
      <style:text-properties officeooo:paragraph-rsid="001dbef8"/>
    </style:style>
    <style:style style:name="P17" style:family="paragraph" style:parent-style-name="Standard" style:list-style-name="L1">
      <style:text-properties officeooo:paragraph-rsid="0041bec2"/>
    </style:style>
    <style:style style:name="P18" style:family="paragraph" style:parent-style-name="Standard" style:list-style-name="L1">
      <style:text-properties officeooo:rsid="001ebec7" officeooo:paragraph-rsid="001ebec7"/>
    </style:style>
    <style:style style:name="P19" style:family="paragraph" style:parent-style-name="Standard" style:list-style-name="L1">
      <style:text-properties officeooo:rsid="001f48ec" officeooo:paragraph-rsid="001f48ec"/>
    </style:style>
    <style:style style:name="P20" style:family="paragraph" style:parent-style-name="Standard" style:list-style-name="L2">
      <style:text-properties fo:font-weight="normal" officeooo:rsid="0025cdcc" officeooo:paragraph-rsid="0025cdcc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63083" officeooo:paragraph-rsid="00263083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2089" officeooo:paragraph-rsid="00282089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aab55" officeooo:paragraph-rsid="002aab55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c893b" officeooo:paragraph-rsid="002c893b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c893b" officeooo:paragraph-rsid="002c893b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2cdce2" officeooo:paragraph-rsid="002cdce2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2e94a0" officeooo:paragraph-rsid="002e94a0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30405e" officeooo:paragraph-rsid="0030405e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3059ac" officeooo:paragraph-rsid="003059a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30bf71" officeooo:paragraph-rsid="0030bf71" style:font-weight-asian="normal" style:font-weight-complex="normal"/>
    </style:style>
    <style:style style:name="P31" style:family="paragraph" style:parent-style-name="Standard">
      <style:text-properties fo:font-weight="normal" officeooo:rsid="0030bf71" officeooo:paragraph-rsid="0030bf71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37a93e" officeooo:paragraph-rsid="0037a93e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3b6722" officeooo:paragraph-rsid="003b6722" style:font-weight-asian="normal" style:font-weight-complex="normal"/>
    </style:style>
    <style:style style:name="P34" style:family="paragraph" style:parent-style-name="Standard" style:list-style-name="L4">
      <style:text-properties officeooo:rsid="002e94a0" officeooo:paragraph-rsid="002e94a0"/>
    </style:style>
    <style:style style:name="P35" style:family="paragraph" style:parent-style-name="Standard">
      <style:text-properties fo:font-weight="bold" officeooo:paragraph-rsid="00263083" style:font-weight-asian="bold" style:font-weight-complex="bold"/>
    </style:style>
    <style:style style:name="P36" style:family="paragraph" style:parent-style-name="Standard">
      <style:text-properties fo:font-weight="bold" officeooo:rsid="002c893b" officeooo:paragraph-rsid="002c893b" style:font-weight-asian="bold" style:font-weight-complex="bold"/>
    </style:style>
    <style:style style:name="P37" style:family="paragraph" style:parent-style-name="Standard">
      <style:text-properties fo:font-weight="bold" officeooo:rsid="0030bf71" officeooo:paragraph-rsid="0030bf71" style:font-weight-asian="bold" style:font-weight-complex="bold"/>
    </style:style>
    <style:style style:name="P38" style:family="paragraph" style:parent-style-name="Standard">
      <style:text-properties fo:font-weight="bold" officeooo:paragraph-rsid="00320c5c" style:font-weight-asian="bold" style:font-weight-complex="bold"/>
    </style:style>
    <style:style style:name="P39" style:family="paragraph" style:parent-style-name="Standard" style:list-style-name="L6">
      <style:text-properties officeooo:paragraph-rsid="00320c5c"/>
    </style:style>
    <style:style style:name="P40" style:family="paragraph" style:parent-style-name="Standard" style:list-style-name="L6">
      <style:text-properties officeooo:paragraph-rsid="003cbceb"/>
    </style:style>
    <style:style style:name="P41" style:family="paragraph" style:parent-style-name="Standard" style:list-style-name="L6">
      <style:text-properties officeooo:rsid="003eea5e" officeooo:paragraph-rsid="003eea5e"/>
    </style:style>
    <style:style style:name="T1" style:family="text">
      <style:text-properties officeooo:rsid="001d47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dce2" style:font-weight-asian="normal" style:font-weight-complex="normal"/>
    </style:style>
    <style:style style:name="T4" style:family="text">
      <style:text-properties fo:font-weight="normal" officeooo:rsid="00320c5c" style:font-weight-asian="normal" style:font-weight-complex="normal"/>
    </style:style>
    <style:style style:name="T5" style:family="text">
      <style:text-properties fo:font-weight="normal" officeooo:rsid="003cbceb" style:font-weight-asian="normal" style:font-weight-complex="normal"/>
    </style:style>
    <style:style style:name="T6" style:family="text">
      <style:text-properties fo:font-weight="normal" officeooo:rsid="004169cd" style:font-weight-asian="normal" style:font-weight-complex="normal"/>
    </style:style>
    <style:style style:name="T7" style:family="text">
      <style:text-properties officeooo:rsid="001dbef8"/>
    </style:style>
    <style:style style:name="T8" style:family="text">
      <style:text-properties officeooo:rsid="001fa89f"/>
    </style:style>
    <style:style style:name="T9" style:family="text">
      <style:text-properties officeooo:rsid="0021fce8"/>
    </style:style>
    <style:style style:name="T10" style:family="text">
      <style:text-properties officeooo:rsid="0025cdc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a89f" style:font-weight-asian="bold" style:font-weight-complex="bold"/>
    </style:style>
    <style:style style:name="T13" style:family="text">
      <style:text-properties fo:font-weight="bold" officeooo:rsid="001ca2ca" style:font-weight-asian="bold" style:font-weight-complex="bold"/>
    </style:style>
    <style:style style:name="T14" style:family="text">
      <style:text-properties officeooo:rsid="002cdce2"/>
    </style:style>
    <style:style style:name="T15" style:family="text">
      <style:text-properties officeooo:rsid="00263083"/>
    </style:style>
    <style:style style:name="T16" style:family="text">
      <style:text-properties officeooo:rsid="0032cf7b"/>
    </style:style>
    <style:style style:name="T17" style:family="text">
      <style:text-properties officeooo:rsid="003cbceb"/>
    </style:style>
    <style:style style:name="T18" style:family="text">
      <style:text-properties officeooo:rsid="003facff"/>
    </style:style>
    <style:style style:name="T19" style:family="text">
      <style:text-properties officeooo:rsid="004169cd"/>
    </style:style>
    <style:style style:name="T20" style:family="text">
      <style:text-properties officeooo:rsid="00320c5c"/>
    </style:style>
    <style:style style:name="T21" style:family="text">
      <style:text-properties officeooo:rsid="000641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3">Task 1</text:span><text:bookmark text:name="task-1-basic-task"/><text:span text:style-name="T13"> </text:span><text:span text:style-name="T11">Basic Task</text:span></text:p>
      <text:p text:style-name="P3"/>
      <text:p text:style-name="P1"/>
      <text:list xml:id="list1690192501" text:style-name="L1">
        <text:list-item>
          <text:p text:style-name="P17"><text:span text:style-name="T1">ls - </text:span>List all of the contents of a specified directory. <text:span text:style-name="T21">I see all the files that are on the home tab with all the directories and files. It means that these are the directories available currently.</text:span></text:p>
        </text:list-item>
        <text:list-item>
          <text:p text:style-name="P17"><text:span text:style-name="Strong_20_Emphasis"><text:span text:style-name="T2">pwd</text:span></text:span><text:span text:style-name="Strong_20_Emphasis"> -</text:span> Displays the current working directory for the command line terminal. <text:span text:style-name="T21">The directories and files are not visible only the path is visible. It shows which tab I am in</text:span></text:p>
        </text:list-item>
        <text:list-item>
          <text:p text:style-name="P16"><text:span text:style-name="T7">Create a new folder and name it “workspace” <text:s/>and c</text:span>hanges the current working directory in the command line console.</text:p>
        </text:list-item>
        <text:list-item>
          <text:p text:style-name="P18">I see nothing, which means there is no content with the directory</text:p>
        </text:list-item>
        <text:list-item>
          <text:p text:style-name="P19">created a duplicate file of README.md and changed the name to CHANGELOG.md. <text:span text:style-name="T8">The directory now has two files.</text:span></text:p>
        </text:list-item>
      </text:list>
      <text:p text:style-name="P2"/>
      <text:p text:style-name="P13"><text:span text:style-name="T12">Task 2 </text:span><text:bookmark text:name="task-2-absolute-and-relative-paths"/><text:span text:style-name="T11">Absolute and Relative Paths</text:span></text:p>
      <text:p text:style-name="P4"/>
      <text:p text:style-name="P4"/>
      <text:p text:style-name="P7">mkdir exercise.md </text:p>
      <text:p text:style-name="P8">mkdir /tmp</text:p>
      <text:p text:style-name="P7">mv <text:span text:style-name="T9">exercise.md</text:span> into /tmp </text:p>
      <text:p text:style-name="P8">cd tmp</text:p>
      <text:p text:style-name="P8">ls tmp</text:p>
      <text:p text:style-name="P8">rmdir exercise.md</text:p>
      <text:p text:style-name="P7"/>
      <text:p text:style-name="P7"/>
      <text:p text:style-name="P5">Task 3 <text:span text:style-name="T10">Cat Commands</text:span></text:p>
      <text:p text:style-name="P5"/>
      <text:list xml:id="list2111322597" text:style-name="L2">
        <text:list-item>
          <text:p text:style-name="P20">Created the following files:</text:p>
          <text:p text:style-name="P20">touch umuzi.md</text:p>
          <text:p text:style-name="P20">touch cohort.md</text:p>
          <text:p text:style-name="P20">touch recruit.md</text:p>
          <text:p text:style-name="P20"/>
        </text:list-item>
        <text:list-item>
          <text:p text:style-name="P20">added text to the files by using, cat &gt; umuzi.md</text:p>
          <text:p text:style-name="P20">enter “text”</text:p>
          <text:p text:style-name="P20">cat &gt; recruit.md</text:p>
          <text:p text:style-name="P20">enter “text”</text:p>
          <text:p text:style-name="P20">cat &gt; cohort.md</text:p>
          <text:p text:style-name="P20">enter “text”</text:p>
          <text:p text:style-name="P20"/>
        </text:list-item>
        <text:list-item>
          <text:p text:style-name="P21">cat cohort.md recruit.md umuzi.md. The content of files was displayed on the terminal</text:p>
          <text:p text:style-name="P21"/>
        </text:list-item>
        <text:list-item>
          <text:p text:style-name="P21">touch summary.md</text:p>
          <text:p text:style-name="P21">cat cohort.md recruit.md umuzi.md &gt; summary.md</text:p>
          <text:p text:style-name="P21"/>
        </text:list-item>
        <text:list-item>
          <text:p text:style-name="P21">cat&gt;&gt; summary.md</text:p>
          <text:p text:style-name="P21">“The end”</text:p>
        </text:list-item>
      </text:list>
      <text:p text:style-name="P9"/>
      <text:p text:style-name="P35"><text:span text:style-name="T15">Task 4 </text:span><text:bookmark text:name="task-4-the-locate-command"/>The locate command</text:p>
      <text:p text:style-name="P9"/>
      <text:list xml:id="list3937504906" text:style-name="L3">
        <text:list-item>
          <text:p text:style-name="P22">locate umuzi</text:p>
          <text:p text:style-name="P22"/>
        </text:list-item>
        <text:list-item>
          <text:p text:style-name="P23">locate umuzi.md &gt; search_result.md</text:p>
          <text:p text:style-name="P23">cat search_result.md</text:p>
        </text:list-item>
        <text:list-item>
          <text:p text:style-name="P24"><text:soft-page-break/>pwd</text:p>
        </text:list-item>
      </text:list>
      <text:p text:style-name="P10"/>
      <text:p text:style-name="P36">Task 5</text:p>
      <text:p text:style-name="P10"/>
      <text:list xml:id="list1667643903" text:style-name="L4">
        <text:list-item>
          <text:p text:style-name="P25">pwd</text:p>
          <text:p text:style-name="P25"/>
        </text:list-item>
        <text:list-item>
          <text:p text:style-name="P26">cd Documents</text:p>
          <text:p text:style-name="P25">touch <text:span text:style-name="T14">pad.md</text:span></text:p>
          <text:p text:style-name="P25"/>
        </text:list-item>
        <text:list-item>
          <text:p text:style-name="P34"><text:span text:style-name="T3">c</text:span><text:span text:style-name="T2">d ~</text:span></text:p>
          <text:p text:style-name="P26">pwd</text:p>
          <text:p text:style-name="P26">cd Desktop</text:p>
          <text:p text:style-name="P26">mkdir work</text:p>
          <text:p text:style-name="P27">cd ~</text:p>
          <text:p text:style-name="P26">pwd</text:p>
          <text:p text:style-name="P26">cd Documents</text:p>
          <text:p text:style-name="P26">cp pad.md ~/Desktop pad_copy.md</text:p>
          <text:p text:style-name="P26"/>
        </text:list-item>
        <text:list-item>
          <text:p text:style-name="P28">update: sudo apt update</text:p>
        </text:list-item>
        <text:list-item>
          <text:p text:style-name="P29">cd ~</text:p>
        </text:list-item>
        <text:list-item>
          <text:p text:style-name="P29">locate pad_copy.md</text:p>
        </text:list-item>
      </text:list>
      <text:p text:style-name="P11"/>
      <text:p text:style-name="P11"/>
      <text:p text:style-name="P6"><text:span text:style-name="T16">Task 6 </text:span><text:bookmark text:name="task-6-find-commands"/>Find commands</text:p>
      <text:p text:style-name="P6"/>
      <text:list xml:id="list1333073337" text:style-name="L5">
        <text:list-item>
          <text:p text:style-name="P30"><text:span text:style-name="T16">Locate </text:span>.pdf</text:p>
        </text:list-item>
        <text:list-item>
          <text:p text:style-name="P32">locate .pdf | tee -a output.txt</text:p>
        </text:list-item>
        <text:list-item>
          <text:p text:style-name="P15"><text:span text:style-name="Source_20_Text"><text:span text:style-name="T18">f</text:span></text:span><text:span text:style-name="Source_20_Text">ind . -mtime -1 -print</text:span></text:p>
          <text:p text:style-name="P33"/>
        </text:list-item>
      </text:list>
      <text:p text:style-name="P31"/>
      <text:p text:style-name="P37"/>
      <text:p text:style-name="P38"><text:span text:style-name="T19">Task 7 </text:span><text:bookmark text:name="task-7-text-editor"/>Text editor</text:p>
      <text:p text:style-name="P12"/>
      <text:p text:style-name="P12"/>
      <text:list xml:id="list152596945" text:style-name="L6">
        <text:list-item>
          <text:p text:style-name="P39"><text:span text:style-name="T4">n</text:span><text:span text:style-name="T5">ano file name (my_bio.md)</text:span></text:p>
        </text:list-item>
        <text:list-item>
          <text:p text:style-name="P40"><text:span text:style-name="Strong_20_Emphasis"><text:span text:style-name="T5">Ctrl+o</text:span></text:span></text:p>
          <text:p text:style-name="P40"><text:span text:style-name="Strong_20_Emphasis"><text:span text:style-name="T5">enter</text:span></text:span></text:p>
        </text:list-item>
        <text:list-item>
          <text:p text:style-name="P41"><text:span text:style-name="T2">mv my_bio.md my_files</text:span></text:p>
        </text:list-item>
      </text:list>
      <text:p text:style-name="P12"/>
      <text:list xml:id="list121527625610796" text:continue-list="list1667643903" text:style-name="L4">
        <text:list-header>
          <text:p text:style-name="P26"/>
        </text:list-header>
      </text:list>
      <text:p text:style-name="P10"/>
      <text:list xml:id="list121528235919855" text:continue-list="list3937504906" text:style-name="L3">
        <text:list-header>
          <text:p text:style-name="P23"><text:s/></text:p>
          <text:p text:style-name="P23"/>
        </text:list-header>
      </text:list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2:05:40.458405836</meta:creation-date>
    <dc:date>2019-10-29T12:15:26.824014939</dc:date>
    <meta:editing-duration>PT44M59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59" meta:word-count="302" meta:character-count="1628" meta:non-whitespace-character-count="1405"/>
  </office:meta>
</office:document-meta>
</file>